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MTLIB Plugin</text:h>
      <text:p text:style-name="Standard"/>
      <text:p text:style-name="Standard">The smtlib plugin offers experimental support for translation of proof obligations to SMTLIB followed by a verification by an SMT solver. CVC5 and Z3 are configured, though in principle others could be used.</text:p>
      <text:p text:style-name="Standard"/>
      <text:p text:style-name="Standard">Currently, the support is limited to VDM-SL with simple numeric and boolean types and seq/sets of these.</text:p>
      <text:p text:style-name="Standard"/>
      <text:p text:style-name="Standard">The plugin is available for VDMJ and VSCode command lines and offers a single "smt" command:</text:p>
      <text:p text:style-name="Standard"/>
      <text:p text:style-name="Preformatted_20_Text">&gt; help smt</text:p>
      <text:p text:style-name="Preformatted_20_Text">smt [-s][-z3|-cvc5] &lt;PO#&gt; [&lt;PO#&gt;...] - SMT solver PO verification</text:p>
      <text:p text:style-name="Preformatted_20_Text">&gt;</text:p>
      <text:p text:style-name="Standard"/>
      <text:p text:style-name="Standard">The -s option causes the SMTLIB translation to be listed. The -z3 or -cvc5 options select the SMT solver to use (default is CVC5). The chosen solver must already be installed on your system, and available on the execution path by name. Finally, a list of PO numbers is passed. The output is similar to the "qc" command. For example:</text:p>
      <text:p text:style-name="Standard"/>
      <text:p text:style-name="Preformatted_20_Text">&gt; smt 1 2</text:p>
      <text:p text:style-name="Preformatted_20_Text">PO #1, PROVED in 0.034s</text:p>
      <text:p text:style-name="Preformatted_20_Text">PO #2, FAILED in 0.004s</text:p>
      <text:p text:style-name="Preformatted_20_Text">g: subtype obligation in 'DEFAULT' (test.vdm) at line 10:5</text:p>
      <text:p text:style-name="Preformatted_20_Text">(forall a:nat1, b:nat &amp;</text:p>
      <text:p text:style-name="Preformatted_20_Text"><text:s text:c="2"/>((123 * (a + 456)) - b) &gt;= 0)</text:p>
      <text:p text:style-name="Preformatted_20_Text">---- Counterexample:</text:p>
      <text:p text:style-name="Preformatted_20_Text">a = 1</text:p>
      <text:p text:style-name="Preformatted_20_Text">b = 56212</text:p>
      <text:p text:style-name="Preformatted_20_Text">&gt;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1T14:26:59.815820257</meta:creation-date>
    <dc:date>2026-04-01T14:28:55.176543975</dc:date>
    <meta:editing-duration>PT1M55S</meta:editing-duration>
    <meta:editing-cycles>1</meta:editing-cycles>
    <meta:document-statistic meta:table-count="0" meta:image-count="0" meta:object-count="0" meta:page-count="1" meta:paragraph-count="18" meta:word-count="186" meta:character-count="1027" meta:non-whitespace-character-count="856"/>
    <meta:generator>LibreOffice/25.8.3.2$Linux_X86_64 LibreOffice_project/580$Build-2</meta:generator>
  </office:meta>
</office:document-meta>
</file>